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BpelPartnerLinkTypeException.InvalidBpelPartnerLinkTyp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BpelPartnerLinkTypeException.InvalidBpelPartnerLinkTypeException( String msg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